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1" style:family="table-row">
      <style:table-row-properties fo:keep-together="always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1" style:family="table-row">
      <style:table-row-properties fo:keep-together="always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bank-details" style:family="table">
      <style:table-properties style:width="18.002cm" table:align="margins" style:may-break-between-rows="false"/>
    </style:style>
    <style:style style:name="bank-details.A" style:family="table-column">
      <style:table-column-properties style:column-width="3.493cm" style:rel-column-width="12714*"/>
    </style:style>
    <style:style style:name="bank-details.B" style:family="table-column">
      <style:table-column-properties style:column-width="5.793cm" style:rel-column-width="21087*"/>
    </style:style>
    <style:style style:name="bank-details.C" style:family="table-column">
      <style:table-column-properties style:column-width="2.224cm" style:rel-column-width="8097*"/>
    </style:style>
    <style:style style:name="bank-details.D" style:family="table-column">
      <style:table-column-properties style:column-width="6.493cm" style:rel-column-width="23637*"/>
    </style:style>
    <style:style style:name="bank-details.1" style:family="table-row">
      <style:table-row-properties fo:keep-together="always"/>
    </style:style>
    <style:style style:name="bank-details.A1" style:family="table-cell">
      <style:table-cell-properties style:vertical-align="middle" fo:padding="0.097cm" fo:border-left="none" fo:border-right="none" fo:border-top="none" fo:border-bottom="1pt solid #2a6099"/>
    </style:style>
    <style:style style:name="bank-details.A2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211a00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588342" officeooo:paragraph-rsid="0211a00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211a00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211a00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5bd2b4" officeooo:paragraph-rsid="0211a00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211a00b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211a00b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16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paragraph-rsid="01454e89"/>
    </style:style>
    <style:style style:name="P19" style:family="paragraph" style:parent-style-name="Standard">
      <style:paragraph-properties fo:text-align="end" style:justify-single-word="false"/>
      <style:text-properties officeooo:paragraph-rsid="0143c708"/>
    </style:style>
    <style:style style:name="P20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1" style:family="paragraph" style:parent-style-name="Standard">
      <style:paragraph-properties fo:text-align="start" style:justify-single-word="false"/>
      <style:text-properties officeooo:paragraph-rsid="01454e89"/>
    </style:style>
    <style:style style:name="P22" style:family="paragraph" style:parent-style-name="Standard">
      <style:paragraph-properties fo:text-align="start" style:justify-single-word="false"/>
      <style:text-properties officeooo:paragraph-rsid="01f34da9"/>
    </style:style>
    <style:style style:name="P23" style:family="paragraph" style:parent-style-name="Standard">
      <style:text-properties officeooo:paragraph-rsid="01d181b5"/>
    </style:style>
    <style:style style:name="P24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5" style:family="paragraph" style:parent-style-name="Standard">
      <style:text-properties officeooo:rsid="01f2be22" officeooo:paragraph-rsid="01f2be22"/>
    </style:style>
    <style:style style:name="P26" style:family="paragraph" style:parent-style-name="Standard">
      <style:text-properties officeooo:paragraph-rsid="01f2be22"/>
    </style:style>
    <style:style style:name="P27" style:family="paragraph" style:parent-style-name="Standard">
      <style:text-properties fo:font-size="8pt" officeooo:paragraph-rsid="01f1dbcf" style:font-size-asian="7pt" style:font-size-complex="8pt"/>
    </style:style>
    <style:style style:name="P28" style:family="paragraph" style:parent-style-name="Standard">
      <style:text-properties fo:font-size="8pt" officeooo:paragraph-rsid="01d4e4e5" style:font-size-asian="7pt" style:font-size-complex="8pt"/>
    </style:style>
    <style:style style:name="P29" style:family="paragraph" style:parent-style-name="Standard">
      <style:text-properties officeooo:paragraph-rsid="0211a00b"/>
    </style:style>
    <style:style style:name="P30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3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5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7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Lato" fo:font-size="12pt" fo:font-weight="bold" officeooo:rsid="017bc5e3" officeooo:paragraph-rsid="0211a00b" style:font-size-asian="12pt" style:font-weight-asian="bold" style:font-size-complex="12pt" style:font-weight-complex="bold"/>
    </style:style>
    <style:style style:name="P66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7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8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69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70" style:family="paragraph" style:parent-style-name="Table_20_Heading">
      <style:text-properties officeooo:rsid="019cbd7b" officeooo:paragraph-rsid="01d4e4e5"/>
    </style:style>
    <style:style style:name="P71" style:family="paragraph" style:parent-style-name="Table_20_Heading">
      <style:text-properties officeooo:rsid="01a86f52" officeooo:paragraph-rsid="01d4e4e5"/>
    </style:style>
    <style:style style:name="P72" style:family="paragraph" style:parent-style-name="Table_20_Heading">
      <style:text-properties officeooo:rsid="01d305a3" officeooo:paragraph-rsid="01d305a3"/>
    </style:style>
    <style:style style:name="P73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4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76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77" style:family="paragraph" style:parent-style-name="Standard">
      <style:text-properties officeooo:paragraph-rsid="01d305a3"/>
    </style:style>
    <style:style style:name="T1" style:family="text">
      <style:text-properties officeooo:rsid="0207b8c9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ae0a77" style:font-style-asian="normal" style:font-style-complex="normal"/>
    </style:style>
    <style:style style:name="T6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8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9" style:family="text">
      <style:text-properties fo:color="#000000" style:font-name="Lato" fo:font-size="10pt" fo:font-weight="normal" officeooo:rsid="01ff6b07" style:font-size-asian="8.75pt" style:font-weight-asian="normal" style:font-size-complex="10pt" style:font-weight-complex="normal"/>
    </style:style>
    <style:style style:name="T10" style:family="text">
      <style:text-properties fo:color="#000000" style:font-name="Lato" fo:font-size="10pt" fo:font-weight="normal" officeooo:rsid="0143c708" style:font-size-asian="8.75pt" style:font-weight-asian="normal" style:font-size-complex="10pt" style:font-weight-complex="normal"/>
    </style:style>
    <style:style style:name="T11" style:family="text">
      <style:text-properties fo:color="#000000" style:font-name="Lato" fo:font-size="10pt" fo:font-weight="normal" officeooo:rsid="01527fba" style:font-size-asian="8.75pt" style:font-weight-asian="normal" style:font-size-complex="10pt" style:font-weight-complex="normal"/>
    </style:style>
    <style:style style:name="T12" style:family="text">
      <style:text-properties fo:color="#000000" style:font-name="Lato1" fo:font-style="normal" style:font-style-asian="normal"/>
    </style:style>
    <style:style style:name="T13" style:family="text">
      <style:text-properties fo:color="#000000" style:font-name="Lato1" fo:font-style="normal" officeooo:rsid="01ae0a77" style:font-style-asian="normal" style:font-style-complex="normal"/>
    </style:style>
    <style:style style:name="T14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5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1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2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3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4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5" style:family="text">
      <style:text-properties officeooo:rsid="01e875fb"/>
    </style:style>
    <style:style style:name="T26" style:family="text">
      <style:text-properties officeooo:rsid="0102c83e"/>
    </style:style>
    <style:style style:name="T27" style:family="text">
      <style:text-properties officeooo:rsid="00eb061b"/>
    </style:style>
    <style:style style:name="T28" style:family="text">
      <style:text-properties officeooo:rsid="00943efe"/>
    </style:style>
    <style:style style:name="T29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30" style:family="text">
      <style:text-properties officeooo:rsid="01527fba"/>
    </style:style>
    <style:style style:name="T31" style:family="text">
      <style:text-properties officeooo:rsid="0152e917"/>
    </style:style>
    <style:style style:name="T32" style:family="text">
      <style:text-properties officeooo:rsid="01ac2c3b"/>
    </style:style>
    <style:style style:name="T33" style:family="text">
      <style:text-properties officeooo:rsid="01ae0a77"/>
    </style:style>
    <style:style style:name="T34" style:family="text">
      <style:text-properties officeooo:rsid="01afa457"/>
    </style:style>
    <style:style style:name="T35" style:family="text">
      <style:text-properties officeooo:rsid="01b15def"/>
    </style:style>
    <style:style style:name="T36" style:family="text">
      <style:text-properties officeooo:rsid="0157ccff"/>
    </style:style>
    <style:style style:name="T37" style:family="text">
      <style:text-properties officeooo:rsid="02079fe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58">Adresse de facturation:</text:p>
            <text:p text:style-name="P34"/>
            <text:p text:style-name="P76">[INVOICE_ADDRESS]</text:p>
          </table:table-cell>
        </table:table-row>
        <table:table-row>
          <table:table-cell table:style-name="Table1.A1" office:value-type="string">
            <text:p text:style-name="P55">[COMPANY_PHONE]</text:p>
          </table:table-cell>
          <table:covered-table-cell/>
        </table:table-row>
        <table:table-row>
          <table:table-cell table:style-name="Table1.A1" office:value-type="string">
            <text:p text:style-name="P56">[COMPANY_EMAIL]</text:p>
          </table:table-cell>
          <table:covered-table-cell/>
        </table:table-row>
        <table:table-row>
          <table:table-cell table:style-name="Table1.A1" office:value-type="string">
            <text:p text:style-name="P57">[COMPANY_WEBSITE]</text:p>
          </table:table-cell>
          <table:covered-table-cell/>
        </table:table-row>
        <table:table-row>
          <table:table-cell table:style-name="Table1.A1" office:value-type="string">
            <text:p text:style-name="P33"/>
          </table:table-cell>
          <table:covered-table-cell/>
        </table:table-row>
      </table:table>
      <text:p text:style-name="P25"/>
      <text:section text:style-name="Sect1" text:name="Section-delivery-address">
        <text:p text:style-name="P73">Adresse de livraison:</text:p>
        <text:p text:style-name="P74"/>
        <text:p text:style-name="P75">[DELIVERY_ADDRESS]</text:p>
      </text:section>
      <text:p text:style-name="P26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17"><text:span text:style-name="T26">[TITLE] - </text:span><text:s/><text:span text:style-name="T27">[NUMBER]</text:span></text:p>
          </table:table-cell>
          <table:table-cell table:style-name="title.B1" office:value-type="string">
            <text:p text:style-name="P12"><text:span text:style-name="T30">Date de facturation : </text:span>[INVOICED_AT]</text:p>
          </table:table-cell>
        </table:table-row>
        <table:table-row>
          <table:table-cell table:style-name="title.A2" office:value-type="string">
            <text:p text:style-name="P13"><text:span text:style-name="T31">Responsable : </text:span>[RESPONSIBLE]</text:p>
          </table:table-cell>
          <table:table-cell table:style-name="title.B2" office:value-type="string">
            <text:p text:style-name="P19"><text:span text:style-name="T11">D</text:span><text:span text:style-name="T9">ate limite de paiement : </text:span><text:span text:style-name="T10">[EXPIRED_AT]</text:span></text:p>
          </table:table-cell>
        </table:table-row>
        <table:table-row>
          <table:table-cell table:style-name="title.A3" table:number-columns-spanned="2" office:value-type="string">
            <text:p text:style-name="P22"><text:span text:style-name="T7">Numéro du bon de commande</text:span><text:span text:style-name="T8"> : </text:span><text:span text:style-name="T7">[CLIENT_REFERENCE]</text:span></text:p>
          </table:table-cell>
          <table:covered-table-cell/>
        </table:table-row>
      </table:table>
      <text:p text:style-name="P15"/>
      <text:section text:style-name="Sect2" text:name="Section-description">
        <text:p text:style-name="P14">[DESCRIPTION]</text:p>
        <text:p text:style-name="P16"/>
      </text:section>
      <text:p text:style-name="P15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67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66">Qté</text:p>
            </table:table-cell>
            <table:table-cell table:style-name="items.A1" office:value-type="string">
              <text:p text:style-name="P68">PU HT</text:p>
            </table:table-cell>
            <table:table-cell table:style-name="items.A1" office:value-type="string">
              <text:p text:style-name="P68">Remise <text:span text:style-name="T37">(%)</text:span></text:p>
            </table:table-cell>
            <table:table-cell table:style-name="items.A1" office:value-type="string">
              <text:p text:style-name="P68">Montant</text:p>
              <text:p text:style-name="P68">HT</text:p>
            </table:table-cell>
            <table:table-cell table:style-name="items.A1" office:value-type="string">
              <text:p text:style-name="P66"><text:span text:style-name="T28">Montant</text:span> <text:span text:style-name="T28">TVA</text:span></text:p>
            </table:table-cell>
            <table:table-cell table:style-name="items.A1" office:value-type="string">
              <text:p text:style-name="P68">Taux</text:p>
              <text:p text:style-name="P68">TVA</text:p>
            </table:table-cell>
            <table:table-cell table:style-name="items.I1" office:value-type="string">
              <text:p text:style-name="P69">Montant</text:p>
              <text:p text:style-name="P69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39">[CODE]</text:p>
          </table:table-cell>
          <table:table-cell table:style-name="items.B2" office:value-type="string">
            <text:p text:style-name="P36">[VARIANT]</text:p>
          </table:table-cell>
          <table:table-cell table:style-name="items.C2" office:value-type="string">
            <text:p text:style-name="P36">[QUANTITY]</text:p>
          </table:table-cell>
          <table:table-cell table:style-name="items.D2" office:value-type="string">
            <text:p text:style-name="P38">[UNIT_PRETAX_AMOUNT]</text:p>
          </table:table-cell>
          <table:table-cell table:style-name="items.E2" office:value-type="string">
            <text:p text:style-name="P40">[DISCOUNT]</text:p>
          </table:table-cell>
          <table:table-cell table:style-name="items.F2" office:value-type="string">
            <text:p text:style-name="P37">[PRETAX_AMOUNT]</text:p>
          </table:table-cell>
          <table:table-cell table:style-name="items.G2" office:value-type="string">
            <text:p text:style-name="P42">[VAT_AMOUNT]</text:p>
          </table:table-cell>
          <table:table-cell table:style-name="items.H2" office:value-type="string">
            <text:p text:style-name="P41">[VAT_RATE]</text:p>
          </table:table-cell>
          <table:table-cell table:style-name="items.I2" office:value-type="string">
            <text:p text:style-name="P43">[AMOUNT]</text:p>
          </table:table-cell>
        </table:table-row>
      </table:table>
      <text:p text:style-name="P24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1"/>
          </table:table-cell>
          <table:table-cell table:style-name="totals.B1" office:value-type="string">
            <text:p text:style-name="P20"><text:s/><text:span text:style-name="T29">Total HT</text:span></text:p>
          </table:table-cell>
          <table:table-cell table:style-name="totals.C1" office:value-type="string">
            <text:p text:style-name="P18"><text:s/><text:span text:style-name="T15">[TOTAL_PRETAX] </text:span><text:span text:style-name="T20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1"><text:s/><text:span text:style-name="T22">Total TV</text:span><text:span text:style-name="T23">A</text:span></text:p>
          </table:table-cell>
          <table:table-cell table:style-name="totals.C2" office:value-type="string">
            <text:p text:style-name="P18"><text:s/><text:span text:style-name="T14">[TOTAL_VAT] </text:span><text:span text:style-name="T21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1"><text:s/><text:span text:style-name="T24">Total TTC</text:span></text:p>
          </table:table-cell>
          <table:table-cell table:style-name="totals.C3" office:value-type="string">
            <text:p text:style-name="P18"><text:s/><text:span text:style-name="T14">[TOTAL] </text:span><text:span text:style-name="T21">€</text:span></text:p>
          </table:table-cell>
        </table:table-row>
      </table:table>
      <text:p text:style-name="P18"/>
      <text:section text:style-name="Sect2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35">Récapitulatif de l’affaire : [AFFAIR_NUMBER] <text:span text:style-name="T35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 table:style-name="details.1">
              <table:table-cell table:style-name="details.A1" office:value-type="string">
                <text:p text:style-name="P70">Date</text:p>
              </table:table-cell>
              <table:table-cell table:style-name="details.A1" office:value-type="string">
                <text:p text:style-name="P70">N° <text:span text:style-name="T33">de pièce</text:span></text:p>
              </table:table-cell>
              <table:table-cell table:style-name="details.A1" office:value-type="string">
                <text:p text:style-name="P70">Versements</text:p>
              </table:table-cell>
              <table:table-cell table:style-name="details.D1" office:value-type="string">
                <text:p text:style-name="P71"><text:span text:style-name="T32">V</text:span>ente(s) liée(s)</text:p>
              </table:table-cell>
            </table:table-row>
          </table:table-header-rows>
          <table:table-row table:style-name="details.1">
            <table:table-cell table:style-name="details.A2" office:value-type="string">
              <text:p text:style-name="P44">[PAYMENT_DATE]</text:p>
            </table:table-cell>
            <table:table-cell table:style-name="details.B2" office:value-type="string">
              <text:p text:style-name="P44">[PAYMENT_NUMBER]</text:p>
            </table:table-cell>
            <table:table-cell table:style-name="details.C2" office:value-type="string">
              <text:p text:style-name="P44">[PAYMENT_AMOUNT]</text:p>
            </table:table-cell>
            <table:table-cell table:style-name="details.D2" office:value-type="string">
              <text:p text:style-name="P47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 table:style-name="affait-totals.1">
            <table:table-cell table:style-name="affait-totals.A1" office:value-type="string">
              <text:p text:style-name="P45"/>
            </table:table-cell>
            <table:table-cell table:style-name="affait-totals.B1">
              <text:p text:style-name="P46"/>
            </table:table-cell>
            <table:table-cell table:style-name="affait-totals.C1" office:value-type="string">
              <text:p text:style-name="P59"><text:span text:style-name="T34">Net à [ACTION] : </text:span>[LEFT_TO_PAY] <text:span text:style-name="T12">€</text:span></text:p>
            </table:table-cell>
          </table:table-row>
        </table:table>
        <text:p text:style-name="P28"/>
      </text:section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0">[SALES_CONDITIONS]</text:p>
          </table:table-cell>
        </table:table-row>
      </table:table>
      <text:p text:style-name="P27"/>
      <table:table table:name="payment-mode-complement" table:style-name="payment-mode-complement">
        <table:table-column table:style-name="payment-mode-complement.A"/>
        <table:table-row>
          <table:table-cell table:style-name="payment-mode-complement.A1" office:value-type="string">
            <text:p text:style-name="P53">[PAYMENT_MODE_COMPLEMENT]</text:p>
          </table:table-cell>
        </table:table-row>
      </table:table>
      <text:section text:style-name="Sect2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60">Col<text:span text:style-name="T36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2">Code</text:p>
              </table:table-cell>
              <table:table-cell table:style-name="parcels.A1" office:value-type="string">
                <text:p text:style-name="P72">Désignation</text:p>
              </table:table-cell>
              <table:table-cell table:style-name="parcels.A1" office:value-type="string">
                <text:p text:style-name="P72">Qté</text:p>
              </table:table-cell>
              <table:table-cell table:style-name="parcels.A1" office:value-type="string">
                <text:p text:style-name="P72">Numéro de colis</text:p>
              </table:table-cell>
              <table:table-cell table:style-name="parcels.E1" office:value-type="string">
                <text:p text:style-name="P72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8">[PARCEL_CODE]</text:p>
            </table:table-cell>
            <table:table-cell table:style-name="parcels.D2" office:value-type="string">
              <text:p text:style-name="P49">[PARCEL_VARIANT]</text:p>
            </table:table-cell>
            <table:table-cell table:style-name="parcels.D2" office:value-type="string">
              <text:p text:style-name="P50">[PARCEL_QUANTITY]</text:p>
            </table:table-cell>
            <table:table-cell table:style-name="parcels.D2" office:value-type="string">
              <text:p text:style-name="P51">[PARCEL_NUMBER]</text:p>
            </table:table-cell>
            <table:table-cell table:style-name="parcels.E2" office:value-type="string">
              <text:p text:style-name="P52">[PLANNED_AT]</text:p>
            </table:table-cell>
          </table:table-row>
        </table:table>
        <text:p text:style-name="P77"/>
      </text:section>
      <text:p text:style-name="P23"/>
      <table:table table:name="bank-details" table:style-name="bank-details">
        <table:table-column table:style-name="bank-details.A"/>
        <table:table-column table:style-name="bank-details.B"/>
        <table:table-column table:style-name="bank-details.C"/>
        <table:table-column table:style-name="bank-details.D"/>
        <table:table-row table:style-name="bank-details.1">
          <table:table-cell table:style-name="bank-details.A1" table:number-columns-spanned="4" office:value-type="string">
            <text:p text:style-name="P65">Coordonnées bancaires</text:p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office:value-type="string">
            <text:p text:style-name="P5">Titulaire du compte : </text:p>
          </table:table-cell>
          <table:table-cell table:style-name="bank-details.A2" office:value-type="string">
            <text:p text:style-name="P6">[ACCOUNT_HOLDER_NAME]</text:p>
          </table:table-cell>
          <table:table-cell table:style-name="bank-details.A2" office:value-type="string">
            <text:p text:style-name="P8">BIC/SWIF :</text:p>
          </table:table-cell>
          <table:table-cell table:style-name="bank-details.A2" office:value-type="string">
            <text:p text:style-name="P9">[BANK_IDENTIFIER_CODE]</text:p>
          </table:table-cell>
        </table:table-row>
        <table:table-row table:style-name="bank-details.1">
          <table:table-cell table:style-name="bank-details.A2" office:value-type="string">
            <text:p text:style-name="P4">Banque :</text:p>
          </table:table-cell>
          <table:table-cell table:style-name="bank-details.A2" office:value-type="string">
            <text:p text:style-name="P7">[BANK_NAME]</text:p>
          </table:table-cell>
          <table:table-cell table:style-name="bank-details.A2" office:value-type="string">
            <text:p text:style-name="P8">IBAN :</text:p>
          </table:table-cell>
          <table:table-cell table:style-name="bank-details.A2" office:value-type="string">
            <text:p text:style-name="P9">[IBAN]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08cm" style:rel-column-width="12405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6cm" style:rel-column-width="13105*"/>
    </style:style>
    <style:style style:name="footer.F" style:family="table-column">
      <style:table-column-properties style:column-width="0.91cm" style:rel-column-width="3316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207b8c9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fo:font-style="normal" style:font-style-asian="normal" style:font-style-complex="normal"/>
    </style:style>
    <style:style style:name="MT11" style:family="text">
      <style:text-properties fo:color="#000000" fo:font-style="normal" officeooo:rsid="01ae0a77" style:font-style-asian="normal" style:font-style-complex="normal"/>
    </style:style>
    <style:style style:name="MT12" style:family="text">
      <style:text-properties fo:color="#000000" style:font-name="Lato1" fo:font-style="normal" officeooo:rsid="01ae0a77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2</text:page-number>/<text:span text:style-name="MT1">2</text:span></text:p>
            </table:table-cell>
          </table:table-row>
          <table:table-row>
            <table:table-cell table:style-name="footer.A2" table:number-columns-spanned="2" office:value-type="string">
              <text:p text:style-name="MP5">N° Pièce : <text:span text:style-name="MT2">[NUMBER]</text:span></text:p>
            </table:table-cell>
            <table:covered-table-cell/>
            <table:table-cell table:style-name="footer.A2" office:value-type="string">
              <text:p text:style-name="MP6">N° Client :<text:span text:style-name="MT3"> </text:span><text:span text:style-name="MT4">[CLIENT_NUMBER]</text:span></text:p>
            </table:table-cell>
            <table:table-cell table:style-name="footer.A2" office:value-type="string">
              <text:p text:style-name="MP7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2" table:number-columns-spanned="2" office:value-type="string">
              <text:p text:style-name="MP8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21-02-08T15:42:34.567360862</dc:date>
    <meta:editing-duration>P1DT8H36M19S</meta:editing-duration>
    <meta:editing-cycles>462</meta:editing-cycles>
    <meta:document-statistic meta:table-count="13" meta:image-count="1" meta:object-count="0" meta:page-count="2" meta:paragraph-count="80" meta:word-count="151" meta:character-count="1167" meta:non-whitespace-character-count="1088"/>
  </office:meta>
</office:document-meta>
</file>